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2.118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ff99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gr10" style:family="graphic" style:parent-style-name="standard">
      <style:graphic-properties draw:textarea-horizontal-align="justify" draw:textarea-vertical-align="middle" draw:auto-grow-height="false" fo:min-height="1.802cm" fo:min-width="4.6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7cm" svg:height="3.6cm" svg:x="3cm" svg:y="6.4cm">
          <text:p text:style-name="P1">Bouger</text:p>
          <text:p text:style-name="P1">Jusqu'à u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7cm" svg:height="3.6cm" svg:x="14.1cm" svg:y="13.1cm">
          <text:p text:style-name="P1">Créatio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7cm" svg:height="3.6cm" svg:x="14.1cm" svg:y="6.4cm">
          <text:p text:style-name="P1">Bouger</text:p>
          <text:p text:style-name="P1">Jusqu'à u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7cm" svg:height="3.6cm" svg:x="1.4cm" svg:y="23.4cm">
          <text:p text:style-name="P1">Récéption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7cm" svg:height="3.6cm" svg:x="14.1cm" svg:y="21.5cm">
          <text:p text:style-name="P1">Décision</text:p>
          <text:p text:style-name="P1">Du</text:p>
          <text:p text:style-name="P1">che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7cm" svg:height="3.6cm" svg:x="8.5cm" svg:y="23.4cm">
          <text:p text:style-name="P1">Envoi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6.246cm 1.069cm" svg:x1="17.259cm" svg:y1="22.027cm" svg:x2="17.8cm" svg:y2="8.2cm" draw:start-shape="id1" draw:start-glue-point="11" draw:end-shape="id2" draw:end-glue-point="10" svg:d="M17259 22027c0-45 1057-37 1781-3483s1116-10344-1240-10344" svg:viewBox="0 0 2340 13828">
          <text:p/>
        </draw:connector>
        <draw:connector draw:style-name="gr2" draw:text-style-name="P2" draw:layer="layout" draw:type="curve" svg:x1="4.85cm" svg:y1="6.4cm" svg:x2="3cm" svg:y2="8.2cm" draw:start-shape="id3" draw:start-glue-point="4" draw:end-shape="id3" svg:d="M4850 6400c0-751-1176-627-1826 11s-775 1789-24 1789" svg:viewBox="0 0 2366 2317">
          <text:p/>
        </draw:connector>
        <draw:connector draw:style-name="gr2" draw:text-style-name="P2" draw:layer="layout" svg:x1="15.95cm" svg:y1="10cm" svg:x2="15.95cm" svg:y2="13.1cm" draw:start-shape="id2" draw:start-glue-point="8" draw:end-shape="id4" svg:d="M15950 10000v3100" svg:viewBox="0 0 1 3101">
          <text:p/>
        </draw:connector>
        <draw:connector draw:style-name="gr3" draw:text-style-name="P2" draw:layer="layout" svg:x1="6.7cm" svg:y1="8.2cm" svg:x2="14.1cm" svg:y2="8.2cm" draw:start-shape="id3" draw:start-glue-point="10" draw:end-shape="id2" draw:end-glue-point="6" svg:d="M6700 8200h7400" svg:viewBox="0 0 7401 1">
          <text:p/>
        </draw:connector>
        <draw:connector draw:style-name="gr4" draw:text-style-name="P2" draw:layer="layout" draw:type="curve" svg:x1="15.95cm" svg:y1="16.7cm" svg:x2="15.95cm" svg:y2="21.5cm" draw:start-shape="id4" draw:start-glue-point="8" draw:end-shape="id1" svg:d="M15950 16700v4800" svg:viewBox="0 0 1 4801">
          <text:p/>
        </draw:connector>
        <draw:custom-shape draw:style-name="gr1" draw:text-style-name="P1" xml:id="id5" draw:id="id5" draw:layer="layout" svg:width="3.7cm" svg:height="3.6cm" svg:x="1.4cm" svg:y="12.6cm">
          <text:p text:style-name="P1">Décision</text:p>
          <text:p text:style-name="P1">Che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4.85cm" svg:y1="10cm" svg:x2="3.25cm" svg:y2="12.6cm" draw:start-shape="id3" draw:start-glue-point="8" draw:end-shape="id5" draw:end-glue-point="4" svg:d="M4850 10000c0 1951-1600 652-1600 2600" svg:viewBox="0 0 1601 2601">
          <text:p/>
        </draw:connector>
        <draw:custom-shape draw:style-name="gr1" draw:text-style-name="P1" xml:id="id8" draw:id="id8" draw:layer="layout" svg:width="3.7cm" svg:height="3.6cm" svg:x="5.2cm" svg:y="12.8cm">
          <text:p text:style-name="P1">Envoi</text:p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8.5cm" svg:y1="25.2cm" svg:x2="5.1cm" svg:y2="25.2cm" draw:start-shape="id6" draw:start-glue-point="6" draw:end-shape="id7" draw:end-glue-point="10" svg:d="M8500 25200h-3400" svg:viewBox="0 0 3401 1">
          <text:p/>
        </draw:connector>
        <draw:connector draw:style-name="gr5" draw:text-style-name="P2" draw:layer="layout" draw:type="curve" svg:x1="3.25cm" svg:y1="23.4cm" svg:x2="7.05cm" svg:y2="16.4cm" draw:start-shape="id7" draw:start-glue-point="4" draw:end-shape="id8" draw:end-glue-point="8" svg:d="M3250 23400c0-5248 3800-1749 3800-7000" svg:viewBox="0 0 3801 7001">
          <text:p/>
        </draw:connector>
        <draw:connector draw:style-name="gr4" draw:text-style-name="P2" draw:layer="layout" draw:type="curve" svg:x1="6.159cm" svg:y1="9.473cm" svg:x2="7.05cm" svg:y2="12.8cm" draw:start-shape="id3" draw:start-glue-point="9" draw:end-shape="id8" draw:end-glue-point="4" svg:d="M6159 9473c0 2892 891 1229 891 3327" svg:viewBox="0 0 892 3328">
          <text:p/>
        </draw:connector>
        <draw:frame draw:style-name="gr7" draw:text-style-name="P3" draw:layer="layout" svg:width="1.383cm" svg:height="0.962cm" svg:x="6.417cm" svg:y="10.738cm">
          <draw:text-box>
            <text:p>Fin</text:p>
          </draw:text-box>
        </draw:frame>
        <draw:frame draw:style-name="gr8" draw:text-style-name="P3" draw:layer="layout" svg:width="2.8cm" svg:height="2.384cm" svg:x="8.8cm" svg:y="18.516cm">
          <draw:text-box>
            <text:p>Attente </text:p>
            <text:p>MAJ </text:p>
            <text:p>flag</text:p>
          </draw:text-box>
        </draw:frame>
        <draw:frame draw:style-name="gr9" draw:text-style-name="P3" draw:layer="layout" svg:width="4.549cm" svg:height="0.962cm" svg:x="1.451cm" svg:y="18.538cm">
          <draw:text-box>
            <text:p>Reception flag</text:p>
          </draw:text-box>
        </draw:frame>
        <draw:custom-shape draw:style-name="gr10" draw:text-style-name="P1" xml:id="id9" draw:id="id9" draw:layer="layout" svg:width="7.3cm" svg:height="2.9cm" svg:x="6.4cm" svg:y="1.1cm">
          <text:p text:style-name="P1">Décision du 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0.05cm" svg:y1="4cm" svg:x2="6.159cm" svg:y2="6.927cm" draw:start-shape="id9" draw:start-glue-point="8" draw:end-shape="id3" draw:end-glue-point="11" svg:d="M10050 4000c0 1801-3891 338-3891 2927" svg:viewBox="0 0 3892 2928">
          <text:p/>
        </draw:connector>
        <draw:connector draw:style-name="gr4" draw:text-style-name="P2" draw:layer="layout" draw:type="curve" svg:x1="10.05cm" svg:y1="4cm" svg:x2="14.641cm" svg:y2="6.927cm" draw:start-shape="id9" draw:start-glue-point="8" draw:end-shape="id2" draw:end-glue-point="5" svg:d="M10050 4000c0 1801 4591 338 4591 2927" svg:viewBox="0 0 4592 2928">
          <text:p/>
        </draw:connector>
        <draw:frame draw:style-name="gr11" draw:text-style-name="P3" draw:layer="layout" svg:width="3.669cm" svg:height="0.962cm" svg:x="12.4cm" svg:y="4.5cm">
          <draw:text-box>
            <text:p text:style-name="P1">Exploration</text:p>
          </draw:text-box>
        </draw:frame>
        <draw:frame draw:style-name="gr12" draw:text-style-name="P3" draw:layer="layout" svg:width="3.491cm" svg:height="0.962cm" svg:x="5.109cm" svg:y="4.1cm">
          <draw:text-box>
            <text:p text:style-name="P1">Ralliement</text:p>
          </draw:text-box>
        </draw:frame>
        <draw:connector draw:style-name="gr4" draw:text-style-name="P2" draw:layer="layout" draw:type="curve" draw:line-skew="-0.099cm" svg:x1="1.4cm" svg:y1="25.2cm" svg:x2="6.4cm" svg:y2="2.55cm" draw:start-shape="id7" draw:start-glue-point="6" draw:end-shape="id9" svg:d="M1400 25200c-900 0-3400-22650 5000-22650" svg:viewBox="0 0 6056 22651">
          <text:p/>
        </draw:connector>
        <draw:connector draw:style-name="gr4" draw:text-style-name="P2" draw:layer="layout" draw:type="line" svg:x1="8.359cm" svg:y1="15.873cm" svg:x2="9.041cm" svg:y2="23.927cm" draw:start-shape="id8" draw:start-glue-point="9" draw:end-shape="id6" draw:end-glue-point="5" svg:d="M8359 15873l682 8054" svg:viewBox="0 0 683 8055">
          <text:p/>
        </draw:connector>
        <draw:connector draw:style-name="gr4" draw:text-style-name="P2" draw:layer="layout" draw:type="curve" draw:line-skew="-5.805cm" svg:x1="14.641cm" svg:y1="9.473cm" svg:x2="14.1cm" svg:y2="23.3cm" draw:start-shape="id2" draw:start-glue-point="7" draw:end-shape="id1" draw:end-glue-point="6" svg:d="M14641 9473c0 709-521 590-844 3870s-448 9957 303 9957" svg:viewBox="0 0 1099 13828">
          <text:p/>
        </draw:connector>
        <draw:frame draw:style-name="gr13" draw:text-style-name="P3" draw:layer="layout" svg:width="2.754cm" svg:height="0.962cm" svg:x="15.8cm" svg:y="11.638cm">
          <draw:text-box>
            <text:p>Inconnu</text:p>
          </draw:text-box>
        </draw:frame>
        <draw:frame draw:style-name="gr14" draw:text-style-name="P3" draw:layer="layout" svg:width="2.365cm" svg:height="0.962cm" svg:x="11.435cm" svg:y="12.8cm">
          <draw:text-box>
            <text:p>Conn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 Paul</meta:initial-creator>
    <meta:creation-date>2016-02-21T16:03:05.785661451</meta:creation-date>
    <dc:date>2016-03-06T15:17:56.979924504</dc:date>
    <dc:creator>Valentin Paul</dc:creator>
    <meta:editing-duration>PT40M16S</meta:editing-duration>
    <meta:editing-cycles>32</meta:editing-cycles>
    <meta:generator>LibreOffice/5.0.5.2$Linux_X86_64 LibreOffice_project/00$Build-2</meta:generator>
    <meta:document-statistic meta:object-count="30"/>
  </office:meta>
</office:document-meta>
</file>